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8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troPlanning Semaine 45</text:p>
      <text:p text:style-name="P1"/>
      <text:p text:style-name="P1"/>
      <text:p text:style-name="P2">Lundi 05 novembre:</text:p>
      <text:list xml:id="list2526844411178571870" text:style-name="L4">
        <text:list-item>
          <text:p text:style-name="P7">NONE</text:p>
        </text:list-item>
      </text:list>
      <text:p text:style-name="P2"/>
      <text:p text:style-name="P2">Mardi 06 novembre:</text:p>
      <text:list xml:id="list29715979" text:continue-numbering="true" text:style-name="L4">
        <text:list-item>
          <text:p text:style-name="P7">Tâche 91 :Gérer les participants (terminée)</text:p>
        </text:list-item>
        <text:list-item>
          <text:p text:style-name="P7">Tâche 97 : Maquette ordinateur (terminée)</text:p>
        </text:list-item>
        <text:list-item>
          <text:p text:style-name="P7">Tâche 98 :Rédaction spécifications</text:p>
        </text:list-item>
        <text:list-item>
          <text:p text:style-name="P7">Tâche 99 : Être sécurisé</text:p>
        </text:list-item>
      </text:list>
      <text:p text:style-name="P2"/>
      <text:p text:style-name="P2">Mercredi 07 novembre:</text:p>
      <text:list xml:id="list6840398111758384920" text:style-name="L7">
        <text:list-item>
          <text:p text:style-name="P8">Tâche 92 : Sécurisation de la structure applicative des données</text:p>
        </text:list-item>
        <text:list-item>
          <text:p text:style-name="P8">Tâche93 : Frontend de l'application</text:p>
        </text:list-item>
      </text:list>
      <text:list xml:id="list5384196185449614345" text:style-name="L8">
        <text:list-item>
          <text:p text:style-name="P9">Tâche 98 :Rédaction spécifications</text:p>
        </text:list-item>
        <text:list-item>
          <text:p text:style-name="P9">Tâche 102 : Management &amp; SCRUM Team</text:p>
        </text:list-item>
        <text:list-item>
          <text:p text:style-name="P9">Tâche 95 : Maquette mobile</text:p>
        </text:list-item>
      </text:list>
      <text:p text:style-name="P2"/>
      <text:p text:style-name="P2">Jeudi 08 novembre:</text:p>
      <text:list xml:id="list29728019" text:continue-list="list29715979" text:style-name="L4">
        <text:list-item>
          <text:p text:style-name="P7">Tâche 100 : Import/Export</text:p>
        </text:list-item>
        <text:list-item>
          <text:p text:style-name="P7">Tâche 101 : PRA/PCA et backups</text:p>
        </text:list-item>
        <text:list-item>
          <text:p text:style-name="P7">Tâche 102 : Management &amp; SCRUM Team</text:p>
        </text:list-item>
        <text:list-item>
          <text:p text:style-name="P7">Tâche 104 : Architecture application (terminée)</text:p>
        </text:list-item>
      </text:list>
      <text:p text:style-name="P2"/>
      <text:p text:style-name="P2">Vendredi 09 novembre:</text:p>
      <text:list xml:id="list29726265" text:continue-numbering="true" text:style-name="L4">
        <text:list-item>
          <text:p text:style-name="P7">Tâche 100 : Import/Export</text:p>
        </text:list-item>
        <text:list-item>
          <text:p text:style-name="P7">Tâche 101 : PRA/PCA et backups</text:p>
        </text:list-item>
        <text:list-item>
          <text:p text:style-name="P7">Tâche 102 : Management &amp; SCRUM Team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1:35:02.74</meta:creation-date>
    <dc:date>2018-11-12T09:53:28.82</dc:date>
    <meta:editing-duration>PT22M4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28" meta:character-count="703"/>
  </office:meta>
</office:document-meta>
</file>